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svg:stroke-color="#808080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025cm" draw:marker-start="Arrow" draw:marker-start-width="0.139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338cm"/>
    </style:style>
    <style:style style:name="gr7" style:family="graphic" style:parent-style-name="standard">
      <style:graphic-properties draw:stroke="none" svg:stroke-color="#000000" draw:fill="none" draw:fill-color="#ffffff" fo:min-height="0.571cm"/>
    </style:style>
    <style:style style:name="gr8" style:family="graphic" style:parent-style-name="standard">
      <style:graphic-properties draw:stroke="none" svg:stroke-color="#000000" draw:fill="none" draw:fill-color="#ffffff" fo:min-height="1.026cm"/>
    </style:style>
    <style:style style:name="gr9" style:family="graphic" style:parent-style-name="standard">
      <style:graphic-properties draw:stroke="none" svg:stroke-color="#000000" draw:fill="none" draw:fill-color="#ffffff" fo:min-height="0.794cm"/>
    </style:style>
    <style:style style:name="P1" style:family="paragraph">
      <style:paragraph-properties fo:text-align="center"/>
      <style:text-properties fo:font-family="Times" style:font-family-generic="roman"/>
    </style:style>
    <style:style style:name="P2" style:family="paragraph">
      <style:paragraph-properties fo:text-align="center"/>
    </style:style>
    <style:style style:name="P3" style:family="paragraph">
      <style:text-properties fo:font-family="Times" style:font-family-generic="roman"/>
    </style:style>
    <style:style style:name="P4" style:family="paragraph">
      <style:text-properties fo:font-family="Times" style:font-family-generic="roman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family="Times" style:font-family-generic="roman" fo:font-size="16pt" style:font-size-asian="16pt" style:font-size-complex="16pt"/>
    </style:style>
    <style:style style:name="P6" style:family="paragraph">
      <style:text-properties fo:font-family="Times" style:font-family-generic="roman" fo:font-size="14pt" style:font-size-asian="14pt" style:font-size-complex="14pt"/>
    </style:style>
    <style:style style:name="T1" style:family="text">
      <style:text-properties fo:font-family="Times" style:font-family-generic="roman"/>
    </style:style>
    <style:style style:name="T2" style:family="text">
      <style:text-properties fo:font-family="Times" style:font-family-generic="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Times" style:font-family-generic="roman" fo:font-size="16pt" style:font-size-asian="16pt" style:font-size-complex="16pt"/>
    </style:style>
    <style:style style:name="T4" style:family="text">
      <style:text-properties fo:font-family="Times" style:font-family-generic="roman" fo:font-style="italic" style:font-style-asian="italic" style:font-style-complex="italic"/>
    </style:style>
    <style:style style:name="T5" style:family="text">
      <style:text-properties fo:font-family="Times" style:font-family-generic="roman" fo:font-size="14pt" style:font-size-asian="14pt" style:font-size-complex="14pt"/>
    </style:style>
    <style:style style:name="T6" style:family="text">
      <style:text-properties style:text-position="-33% 58%" fo:font-family="Times" style:font-family-generic="roman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0% 100%" fo:font-family="Times" style:font-family-generic="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34cm" svg:y1="4.166cm" svg:x2="4.234cm" svg:y2="11.887cm">
          <text:p/>
        </draw:line>
        <draw:g>
          <draw:line draw:style-name="gr2" draw:text-style-name="P2" draw:layer="layout" svg:x1="4.445cm" svg:y1="0.851cm" svg:x2="4.445cm" svg:y2="2.121cm">
            <text:p/>
          </draw:line>
          <draw:line draw:style-name="gr2" draw:text-style-name="P2" draw:layer="layout" svg:x1="3.81cm" svg:y1="2.121cm" svg:x2="5.08cm" svg:y2="2.121cm">
            <text:p/>
          </draw:line>
        </draw:g>
        <draw:g>
          <draw:line draw:style-name="gr2" draw:text-style-name="P2" draw:layer="layout" svg:x1="4.745cm" svg:y1="4.026cm" svg:x2="4.745cm" svg:y2="2.756cm">
            <text:p/>
          </draw:line>
          <draw:line draw:style-name="gr2" draw:text-style-name="P2" draw:layer="layout" svg:x1="4.11cm" svg:y1="2.756cm" svg:x2="5.38cm" svg:y2="2.756cm">
            <text:p/>
          </draw:line>
        </draw:g>
        <draw:g>
          <draw:line draw:style-name="gr2" draw:text-style-name="P2" draw:layer="layout" svg:x1="4.245cm" svg:y1="4.026cm" svg:x2="4.245cm" svg:y2="2.756cm">
            <text:p/>
          </draw:line>
          <draw:line draw:style-name="gr2" draw:text-style-name="P2" draw:layer="layout" svg:x1="3.61cm" svg:y1="2.756cm" svg:x2="4.88cm" svg:y2="2.756cm">
            <text:p/>
          </draw:line>
        </draw:g>
        <draw:g>
          <draw:line draw:style-name="gr2" draw:text-style-name="P2" draw:layer="layout" svg:x1="7.245cm" svg:y1="4.026cm" svg:x2="7.245cm" svg:y2="2.756cm">
            <text:p/>
          </draw:line>
          <draw:line draw:style-name="gr2" draw:text-style-name="P2" draw:layer="layout" svg:x1="6.61cm" svg:y1="2.756cm" svg:x2="7.88cm" svg:y2="2.756cm">
            <text:p/>
          </draw:line>
        </draw:g>
        <draw:g>
          <draw:line draw:style-name="gr2" draw:text-style-name="P2" draw:layer="layout" svg:x1="12.345cm" svg:y1="4.026cm" svg:x2="12.345cm" svg:y2="2.756cm">
            <text:p/>
          </draw:line>
          <draw:line draw:style-name="gr2" draw:text-style-name="P2" draw:layer="layout" svg:x1="11.71cm" svg:y1="2.756cm" svg:x2="12.98cm" svg:y2="2.756cm">
            <text:p/>
          </draw:line>
        </draw:g>
        <draw:g>
          <draw:line draw:style-name="gr2" draw:text-style-name="P2" draw:layer="layout" svg:x1="17.545cm" svg:y1="4.026cm" svg:x2="17.545cm" svg:y2="2.756cm">
            <text:p/>
          </draw:line>
          <draw:line draw:style-name="gr2" draw:text-style-name="P2" draw:layer="layout" svg:x1="16.91cm" svg:y1="2.756cm" svg:x2="18.18cm" svg:y2="2.756cm">
            <text:p/>
          </draw:line>
        </draw:g>
        <draw:g>
          <draw:line draw:style-name="gr2" draw:text-style-name="P2" draw:layer="layout" svg:x1="7.045cm" svg:y1="0.851cm" svg:x2="7.045cm" svg:y2="2.121cm">
            <text:p/>
          </draw:line>
          <draw:line draw:style-name="gr2" draw:text-style-name="P2" draw:layer="layout" svg:x1="6.41cm" svg:y1="2.121cm" svg:x2="7.68cm" svg:y2="2.121cm">
            <text:p/>
          </draw:line>
        </draw:g>
        <draw:g>
          <draw:line draw:style-name="gr2" draw:text-style-name="P2" draw:layer="layout" svg:x1="13.445cm" svg:y1="0.851cm" svg:x2="13.445cm" svg:y2="2.121cm">
            <text:p/>
          </draw:line>
          <draw:line draw:style-name="gr2" draw:text-style-name="P2" draw:layer="layout" svg:x1="12.81cm" svg:y1="2.121cm" svg:x2="14.08cm" svg:y2="2.121cm">
            <text:p/>
          </draw:line>
        </draw:g>
        <draw:frame draw:style-name="gr3" draw:text-style-name="P3" draw:layer="layout" svg:width="3.175cm" svg:height="1.52cm" svg:x="0cm" svg:y="0.851cm">
          <draw:text-box>
            <text:p><text:span text:style-name="T1">Series A</text:span></text:p>
          </draw:text-box>
        </draw:frame>
        <draw:frame draw:style-name="gr3" draw:text-style-name="P3" draw:layer="layout" svg:width="3.175cm" svg:height="1.52cm" svg:x="0.001cm" svg:y="3.051cm">
          <draw:text-box>
            <text:p><text:span text:style-name="T1">Series B</text:span></text:p>
          </draw:text-box>
        </draw:frame>
        <draw:line draw:style-name="gr4" draw:text-style-name="P1" draw:layer="layout" svg:x1="3.175cm" svg:y1="5.296cm" svg:x2="26.035cm" svg:y2="5.296cm">
          <text:p/>
        </draw:line>
        <draw:line draw:style-name="gr5" draw:text-style-name="P2" draw:layer="layout" svg:x1="13.461cm" svg:y1="2.059cm" svg:x2="14.097cm" svg:y2="2.059cm">
          <text:p/>
        </draw:line>
        <draw:frame draw:style-name="gr6" draw:text-style-name="P4" draw:layer="layout" svg:width="0.635cm" svg:height="1.043cm" svg:x="13.368cm" svg:y="1.124cm">
          <draw:text-box>
            <text:p><text:span text:style-name="T2">h</text:span></text:p>
          </draw:text-box>
        </draw:frame>
        <draw:frame draw:style-name="gr7" draw:text-style-name="P5" draw:layer="layout" svg:width="0.867cm" svg:height="1.034cm" svg:x="4.09cm" svg:y="0cm">
          <draw:text-box>
            <text:p><text:span text:style-name="T3">2</text:span></text:p>
          </draw:text-box>
        </draw:frame>
        <draw:frame draw:style-name="gr7" draw:text-style-name="P5" draw:layer="layout" svg:width="0.867cm" svg:height="1.034cm" svg:x="6.691cm" svg:y="0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13.066cm" svg:y="0cm">
          <draw:text-box>
            <text:p><text:span text:style-name="T3">0</text:span></text:p>
          </draw:text-box>
        </draw:frame>
        <draw:frame draw:style-name="gr7" draw:text-style-name="P5" draw:layer="layout" svg:width="0.867cm" svg:height="1.034cm" svg:x="6.85cm" svg:y="3.8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3.851cm" svg:y="3.8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4.352cm" svg:y="3.8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11.953cm" svg:y="3.8cm">
          <draw:text-box>
            <text:p><text:span text:style-name="T3">0</text:span></text:p>
          </draw:text-box>
        </draw:frame>
        <draw:frame draw:style-name="gr7" draw:text-style-name="P5" draw:layer="layout" svg:width="0.867cm" svg:height="1.034cm" svg:x="17.154cm" svg:y="3.8cm">
          <draw:text-box>
            <text:p><text:span text:style-name="T3">0</text:span></text:p>
          </draw:text-box>
        </draw:frame>
        <draw:frame draw:style-name="gr8" draw:text-style-name="P3" draw:layer="layout" svg:width="2.767cm" svg:height="1.276cm" svg:x="12.002cm" svg:y="5.151cm">
          <draw:text-box>
            <text:p><text:span text:style-name="T1">Time </text:span><text:span text:style-name="T4">T</text:span></text:p>
          </draw:text-box>
        </draw:frame>
        <draw:frame draw:style-name="gr9" draw:text-style-name="P6" draw:layer="layout" svg:width="5.677cm" svg:height="1.044cm" svg:x="19.868cm" svg:y="0.197cm">
          <draw:text-box>
            <text:p><text:span text:style-name="T5">Association Number: 3</text:span></text:p>
          </draw:text-box>
        </draw:frame>
        <draw:frame draw:style-name="gr9" draw:text-style-name="P6" draw:layer="layout" svg:width="5.677cm" svg:height="1.044cm" svg:x="19.869cm" svg:y="3.797cm">
          <draw:text-box>
            <text:p><text:span text:style-name="T5">Association Number: 3</text:span></text:p>
          </draw:text-box>
        </draw:frame>
        <draw:g>
          <draw:line draw:style-name="gr2" draw:text-style-name="P2" draw:layer="layout" svg:x1="4.446cm" svg:y1="8.252cm" svg:x2="4.446cm" svg:y2="9.522cm">
            <text:p/>
          </draw:line>
          <draw:line draw:style-name="gr2" draw:text-style-name="P2" draw:layer="layout" svg:x1="3.811cm" svg:y1="9.522cm" svg:x2="5.081cm" svg:y2="9.522cm">
            <text:p/>
          </draw:line>
        </draw:g>
        <draw:g>
          <draw:line draw:style-name="gr2" draw:text-style-name="P2" draw:layer="layout" svg:x1="5.446cm" svg:y1="11.427cm" svg:x2="5.446cm" svg:y2="10.157cm">
            <text:p/>
          </draw:line>
          <draw:line draw:style-name="gr2" draw:text-style-name="P2" draw:layer="layout" svg:x1="4.811cm" svg:y1="10.157cm" svg:x2="6.081cm" svg:y2="10.157cm">
            <text:p/>
          </draw:line>
        </draw:g>
        <draw:g>
          <draw:line draw:style-name="gr2" draw:text-style-name="P2" draw:layer="layout" svg:x1="4.946cm" svg:y1="11.427cm" svg:x2="4.946cm" svg:y2="10.157cm">
            <text:p/>
          </draw:line>
          <draw:line draw:style-name="gr2" draw:text-style-name="P2" draw:layer="layout" svg:x1="4.311cm" svg:y1="10.157cm" svg:x2="5.581cm" svg:y2="10.157cm">
            <text:p/>
          </draw:line>
        </draw:g>
        <draw:g>
          <draw:line draw:style-name="gr2" draw:text-style-name="P2" draw:layer="layout" svg:x1="7.946cm" svg:y1="11.427cm" svg:x2="7.946cm" svg:y2="10.157cm">
            <text:p/>
          </draw:line>
          <draw:line draw:style-name="gr2" draw:text-style-name="P2" draw:layer="layout" svg:x1="7.311cm" svg:y1="10.157cm" svg:x2="8.581cm" svg:y2="10.157cm">
            <text:p/>
          </draw:line>
        </draw:g>
        <draw:g>
          <draw:line draw:style-name="gr2" draw:text-style-name="P2" draw:layer="layout" svg:x1="13.046cm" svg:y1="11.427cm" svg:x2="13.046cm" svg:y2="10.157cm">
            <text:p/>
          </draw:line>
          <draw:line draw:style-name="gr2" draw:text-style-name="P2" draw:layer="layout" svg:x1="12.411cm" svg:y1="10.157cm" svg:x2="13.681cm" svg:y2="10.157cm">
            <text:p/>
          </draw:line>
        </draw:g>
        <draw:g>
          <draw:line draw:style-name="gr2" draw:text-style-name="P2" draw:layer="layout" svg:x1="18.246cm" svg:y1="11.427cm" svg:x2="18.246cm" svg:y2="10.157cm">
            <text:p/>
          </draw:line>
          <draw:line draw:style-name="gr2" draw:text-style-name="P2" draw:layer="layout" svg:x1="17.611cm" svg:y1="10.157cm" svg:x2="18.881cm" svg:y2="10.157cm">
            <text:p/>
          </draw:line>
        </draw:g>
        <draw:g>
          <draw:line draw:style-name="gr2" draw:text-style-name="P2" draw:layer="layout" svg:x1="7.046cm" svg:y1="8.252cm" svg:x2="7.046cm" svg:y2="9.522cm">
            <text:p/>
          </draw:line>
          <draw:line draw:style-name="gr2" draw:text-style-name="P2" draw:layer="layout" svg:x1="6.411cm" svg:y1="9.522cm" svg:x2="7.681cm" svg:y2="9.522cm">
            <text:p/>
          </draw:line>
        </draw:g>
        <draw:g>
          <draw:line draw:style-name="gr2" draw:text-style-name="P2" draw:layer="layout" svg:x1="13.446cm" svg:y1="8.252cm" svg:x2="13.446cm" svg:y2="9.522cm">
            <text:p/>
          </draw:line>
          <draw:line draw:style-name="gr2" draw:text-style-name="P2" draw:layer="layout" svg:x1="12.811cm" svg:y1="9.522cm" svg:x2="14.081cm" svg:y2="9.522cm">
            <text:p/>
          </draw:line>
        </draw:g>
        <draw:frame draw:style-name="gr3" draw:text-style-name="P3" draw:layer="layout" svg:width="3.175cm" svg:height="1.52cm" svg:x="0.001cm" svg:y="8.252cm">
          <draw:text-box>
            <text:p><text:span text:style-name="T1">Series A</text:span></text:p>
          </draw:text-box>
        </draw:frame>
        <draw:frame draw:style-name="gr3" draw:text-style-name="P3" draw:layer="layout" svg:width="3.175cm" svg:height="2.013cm" svg:x="0.002cm" svg:y="10.452cm">
          <draw:text-box>
            <text:p><text:span text:style-name="T1">Series B</text:span></text:p>
            <text:p><text:span text:style-name="T1">(lagged)</text:span></text:p>
          </draw:text-box>
        </draw:frame>
        <draw:line draw:style-name="gr4" draw:text-style-name="P1" draw:layer="layout" svg:x1="3.176cm" svg:y1="12.697cm" svg:x2="26.036cm" svg:y2="12.697cm">
          <text:p/>
        </draw:line>
        <draw:frame draw:style-name="gr7" draw:text-style-name="P5" draw:layer="layout" svg:width="0.867cm" svg:height="1.034cm" svg:x="4.091cm" svg:y="7.401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6.692cm" svg:y="7.401cm">
          <draw:text-box>
            <text:p><text:span text:style-name="T3">0</text:span></text:p>
          </draw:text-box>
        </draw:frame>
        <draw:frame draw:style-name="gr7" draw:text-style-name="P5" draw:layer="layout" svg:width="0.867cm" svg:height="1.034cm" svg:x="13.067cm" svg:y="7.401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7.551cm" svg:y="11.201cm">
          <draw:text-box>
            <text:p><text:span text:style-name="T3">0</text:span></text:p>
          </draw:text-box>
        </draw:frame>
        <draw:frame draw:style-name="gr7" draw:text-style-name="P5" draw:layer="layout" svg:width="0.867cm" svg:height="1.034cm" svg:x="4.552cm" svg:y="11.201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5.053cm" svg:y="11.201cm">
          <draw:text-box>
            <text:p><text:span text:style-name="T3">0</text:span></text:p>
          </draw:text-box>
        </draw:frame>
        <draw:frame draw:style-name="gr7" draw:text-style-name="P5" draw:layer="layout" svg:width="0.867cm" svg:height="1.034cm" svg:x="12.654cm" svg:y="11.201cm">
          <draw:text-box>
            <text:p><text:span text:style-name="T3">1</text:span></text:p>
          </draw:text-box>
        </draw:frame>
        <draw:frame draw:style-name="gr7" draw:text-style-name="P5" draw:layer="layout" svg:width="0.867cm" svg:height="1.034cm" svg:x="17.855cm" svg:y="11.201cm">
          <draw:text-box>
            <text:p><text:span text:style-name="T3">0</text:span></text:p>
          </draw:text-box>
        </draw:frame>
        <draw:frame draw:style-name="gr9" draw:text-style-name="P6" draw:layer="layout" svg:width="5.677cm" svg:height="1.044cm" svg:x="19.869cm" svg:y="7.598cm">
          <draw:text-box>
            <text:p><text:span text:style-name="T5">Association Number: 2</text:span></text:p>
          </draw:text-box>
        </draw:frame>
        <draw:frame draw:style-name="gr9" draw:text-style-name="P6" draw:layer="layout" svg:width="5.677cm" svg:height="1.044cm" svg:x="19.87cm" svg:y="11.198cm">
          <draw:text-box>
            <text:p><text:span text:style-name="T5">Association Number: 2</text:span></text:p>
          </draw:text-box>
        </draw:frame>
        <draw:line draw:style-name="gr5" draw:text-style-name="P2" draw:layer="layout" svg:x1="4.247cm" svg:y1="11.231cm" svg:x2="4.968cm" svg:y2="11.223cm">
          <text:p/>
        </draw:line>
        <draw:frame draw:style-name="gr6" draw:text-style-name="P4" draw:layer="layout" svg:width="0.635cm" svg:height="1.043cm" svg:x="4.232cm" svg:y="10.187cm">
          <draw:text-box>
            <text:p><text:span text:style-name="T2">u</text:span></text:p>
          </draw:text-box>
        </draw:frame>
        <draw:frame draw:style-name="gr6" draw:text-style-name="P4" draw:layer="layout" svg:width="1.176cm" svg:height="1.164cm" svg:x="3.68cm" svg:y="0.78cm">
          <draw:text-box>
            <text:p><text:span text:style-name="T2">a</text:span><text:span text:style-name="T6">0</text:span></text:p>
          </draw:text-box>
        </draw:frame>
        <draw:frame draw:style-name="gr6" draw:text-style-name="P4" draw:layer="layout" svg:width="1.176cm" svg:height="1.164cm" svg:x="6.28cm" svg:y="0.78cm">
          <draw:text-box>
            <text:p><text:span text:style-name="T2">a</text:span><text:span text:style-name="T6">1</text:span></text:p>
          </draw:text-box>
        </draw:frame>
        <draw:frame draw:style-name="gr6" draw:text-style-name="P4" draw:layer="layout" svg:width="1.176cm" svg:height="1.164cm" svg:x="12.68cm" svg:y="0.78cm">
          <draw:text-box>
            <text:p><text:span text:style-name="T2">a</text:span><text:span text:style-name="T6">2</text:span></text:p>
          </draw:text-box>
        </draw:frame>
        <draw:frame draw:style-name="gr6" draw:text-style-name="P4" draw:layer="layout" svg:width="1.176cm" svg:height="1.164cm" svg:x="3.48cm" svg:y="2.88cm">
          <draw:text-box>
            <text:p><text:span text:style-name="T7">b</text:span><text:span text:style-name="T6">0</text:span></text:p>
          </draw:text-box>
        </draw:frame>
        <draw:frame draw:style-name="gr6" draw:text-style-name="P4" draw:layer="layout" svg:width="1.176cm" svg:height="1.164cm" svg:x="4.026cm" svg:y="2.862cm">
          <draw:text-box>
            <text:p><text:span text:style-name="T7">b</text:span><text:span text:style-name="T6">1</text:span></text:p>
          </draw:text-box>
        </draw:frame>
        <draw:frame draw:style-name="gr6" draw:text-style-name="P4" draw:layer="layout" svg:width="1.176cm" svg:height="1.164cm" svg:x="6.426cm" svg:y="2.862cm">
          <draw:text-box>
            <text:p><text:span text:style-name="T7">b</text:span><text:span text:style-name="T6">2</text:span></text:p>
          </draw:text-box>
        </draw:frame>
        <draw:frame draw:style-name="gr6" draw:text-style-name="P4" draw:layer="layout" svg:width="1.176cm" svg:height="1.164cm" svg:x="11.526cm" svg:y="2.862cm">
          <draw:text-box>
            <text:p><text:span text:style-name="T7">b</text:span><text:span text:style-name="T6">3</text:span></text:p>
          </draw:text-box>
        </draw:frame>
        <draw:frame draw:style-name="gr6" draw:text-style-name="P4" draw:layer="layout" svg:width="1.176cm" svg:height="1.164cm" svg:x="16.726cm" svg:y="2.862cm">
          <draw:text-box>
            <text:p><text:span text:style-name="T7">b</text:span><text:span text:style-name="T6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035cm" fo:page-height="13.8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than Niehof</meta:initial-creator>
    <meta:creation-date>2011-03-10T16:01:42</meta:creation-date>
    <dc:date>2011-03-14T15:17:16</dc:date>
    <dc:creator>Jonathan Niehof</dc:creator>
    <meta:editing-duration>PT02H39M55S</meta:editing-duration>
    <meta:editing-cycles>10</meta:editing-cycles>
    <meta:generator>OpenOffice.org/3.1$Unix OpenOffice.org_project/310m19$Build-9420</meta:generator>
    <meta:document-statistic meta:object-count="88"/>
  </office:meta>
</office:document-meta>
</file>